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a0e" officeooo:paragraph-rsid="000c6457"/>
    </style:style>
    <style:style style:name="P2" style:family="paragraph" style:parent-style-name="Standard">
      <style:text-properties officeooo:rsid="000c3a0e" officeooo:paragraph-rsid="0011654a"/>
    </style:style>
    <style:style style:name="P3" style:family="paragraph" style:parent-style-name="Standard">
      <style:text-properties officeooo:rsid="000dff30" officeooo:paragraph-rsid="000dff30"/>
    </style:style>
    <style:style style:name="P4" style:family="paragraph" style:parent-style-name="Standard">
      <style:text-properties fo:color="#9900ff" officeooo:rsid="000dff30" officeooo:paragraph-rsid="000dff30"/>
    </style:style>
    <style:style style:name="P5" style:family="paragraph" style:parent-style-name="Standard">
      <style:text-properties fo:color="#00cc00" officeooo:rsid="000dff30" officeooo:paragraph-rsid="000dff30"/>
    </style:style>
    <style:style style:name="P6" style:family="paragraph" style:parent-style-name="Standard">
      <style:text-properties fo:color="#ff3333" fo:font-weight="bold" officeooo:rsid="000dff30" officeooo:paragraph-rsid="000dff30" style:font-weight-asian="bold" style:font-weight-complex="bold"/>
    </style:style>
    <style:style style:name="P7" style:family="paragraph" style:parent-style-name="Standard">
      <style:text-properties fo:color="#0000ff" fo:font-weight="bold" officeooo:rsid="000dff30" officeooo:paragraph-rsid="000dff30" style:font-weight-asian="bold" style:font-weight-complex="bold"/>
    </style:style>
    <style:style style:name="P8" style:family="paragraph" style:parent-style-name="Standard">
      <style:text-properties officeooo:rsid="000e0e16" officeooo:paragraph-rsid="000e0e16"/>
    </style:style>
    <style:style style:name="P9" style:family="paragraph" style:parent-style-name="Standard">
      <style:text-properties officeooo:rsid="000fab2c" officeooo:paragraph-rsid="000fab2c"/>
    </style:style>
    <style:style style:name="P10" style:family="paragraph" style:parent-style-name="Standard">
      <style:text-properties officeooo:rsid="0011654a" officeooo:paragraph-rsid="0011654a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cc00"/>
    </style:style>
    <style:style style:name="T5" style:family="text">
      <style:text-properties fo:color="#9900ff"/>
    </style:style>
    <style:style style:name="T6" style:family="text">
      <style:text-properties officeooo:rsid="000fa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01142cam <text:s/>2200301 a 4500</text:span><text:span text:style-name="T1">001</text:span><text:span text:style-name="T3">001</text:span>300000<text:span text:style-name="T1">003</text:span>000400013<text:span text:style-name="T1">005</text:span>001700017<text:span text:style-name="T1">008</text:span>004100034<text:span text:style-name="T1">010</text:span>001700075<text:span text:style-name="T1">020</text:span>002500092<text:span text:style-name="T1">040</text:span>001800117<text:span text:style-name="T1">042</text:span>000900135<text:span text:style-name="T1">050</text:span>002600144<text:span text:style-name="T1">082</text:span>001600170<text:span text:style-name="T1">100</text:span>003200186<text:span text:style-name="T1">245</text:span>008600218<text:span text:style-name="T1">250</text:span>001200304<text:span text:style-name="T1">260</text:span>005200316<text:span text:style-name="T1">300</text:span>004900368<text:span text:style-name="T1">500</text:span>004000417<text:span text:style-name="T1">520</text:span>022800457<text:span text:style-name="T1">650</text:span><text:span text:style-name="T4">0033</text:span><text:span text:style-name="T5">00685</text:span><text:span text:style-name="T1">650</text:span>003300718<text:span text:style-name="T1">650</text:span>002400751<text:span text:style-name="T1">650</text:span>002100775<text:span text:style-name="T1">650</text:span>002300796<text:span text:style-name="T1">700</text:span>002100819</text:p>
      <text:p text:style-name="P1"/>
      <text:p text:style-name="P2"/>
      <text:p text:style-name="P7">0-23: LDR</text:p>
      <text:p text:style-name="P7"/>
      <text:p text:style-name="P3">24-last char before first occurrence of Field delimiter: directory (len<text:span text:style-name="T6">gth</text:span> must be multiple of 12)</text:p>
      <text:p text:style-name="P3"/>
      <text:p text:style-name="P3">For each directory entry:</text:p>
      <text:p text:style-name="P6">3 char tag number</text:p>
      <text:p text:style-name="P5">4 char field length</text:p>
      <text:p text:style-name="P4">5 char field start pos</text:p>
      <text:p text:style-name="P3"/>
      <text:p text:style-name="P8">Everything after this is field data, with inserted delimiters</text:p>
      <text:p text:style-name="P8"/>
      <text:p text:style-name="P8">Delimiters:</text:p>
      <text:p text:style-name="P8">0x1E : marks beginning or end of a field (never repeated. End of one field is beginning of the next.)</text:p>
      <text:p text:style-name="P8">0x1F : marks beginning of subfield <text:span text:style-name="T6">(immediately before single-character subfield code.)</text:span></text:p>
      <text:p text:style-name="P9">0x1G : marks end of record. Serves as record delimi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01:48.612290333</meta:creation-date>
    <dc:date>2017-11-20T14:36:01.782466871</dc:date>
    <meta:editing-duration>PT42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9" meta:character-count="805" meta:non-whitespace-character-count="727"/>
  </office:meta>
</office:document-meta>
</file>